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color="font-color" style:text-underline-style="solid" style:text-underline-width="auto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</office:automatic-styles>
  <office:body>
    <office:text>
      <text:p text:style-name="Title">6. Ablauf Asylverfahren</text:p>
      <text:p text:style-name="Text_20_body">up:: Sources MOC<text:line-break/>tags:: #IMB/Rechtsgrundlagen #Edelmann<text:line-break/>dates:: 2023-06-06</text:p>
      <text:h text:style-name="Heading_20_1" text:outline-level="1"><text:bookmark-start text:name="ablauf-asylverfahren"/>Ablauf Asylverfahren<text:bookmark-end text:name="ablauf-asylverfahren"/></text:h>
      <text:h text:style-name="Heading_20_2" text:outline-level="2"><text:bookmark-start text:name="einreise-von-ausländern"/>Einreise von Ausländern<text:bookmark-end text:name="einreise-von-ausländern"/></text:h>
      <text:list text:style-name="L1">
        <text:list-item>
          <text:p text:style-name="P1">Deutsches Asyl kann <text:span text:style-name="T1">nur</text:span> in DE beantragt werden, d.h. Asylbewerber müssen einen Pass + Aufenthaltstitel besitzen (z.B. Visum)</text:p>
          <text:list text:style-name="L2">
            <text:list-item>
              <text:p text:style-name="P2">gültiger Pass ist Pflicht</text:p>
            </text:list-item>
            <text:list-item>
              <text:p text:style-name="P2">es gibt Vereinbarungen → aus bestimmten Ländern Einreise ohne Visum für max. 90 Tage</text:p>
              <text:list text:style-name="L3">
                <text:list-item>
                  <text:p text:style-name="P3">für die Einreise: Reisepass + Auslandskrankenversicherung, bes. wegen medizinischen Gründen (normalerweise in Voraus bezahlt und für sehr kurze Zeit gültig)</text:p>
                </text:list-item>
              </text:list>
            </text:list-item>
          </text:list>
        </text:list-item>
        <text:list-item>
          <text:p text:style-name="P1">In der Praxis passiert oft, dass Leute <text:span text:style-name="T1">illegal</text:span> (= ohne Papiere) nach DE kommen und nur später das Asylverfahren gestartet wird</text:p>
          <text:list text:style-name="L4">
            <text:list-item>
              <text:p text:style-name="P4">Aufgaben der Polizei, wenn sie erwischt werden / wenn sie sich an die Behörden anwenden:</text:p>
              <text:list text:style-name="L5">
                <text:list-item>
                  <text:p text:style-name="P5">Strafanzeige erstatten (für illegalen Aufenthalt)</text:p>
                </text:list-item>
                <text:list-item>
                  <text:p text:style-name="P5">an die zuständigen Behörden weiterleiten, d.h. Ausländerbehörde kontaktieren</text:p>
                </text:list-item>
              </text:list>
            </text:list-item>
          </text:list>
        </text:list-item>
        <text:list-item>
          <text:p text:style-name="P1">Asylbewerber haben <text:span text:style-name="T1">Meldepflicht</text:span> = sich in einer Erstaufnahme-Einrichtung melden</text:p>
          <text:list text:style-name="L6">
            <text:list-item>
              <text:p text:style-name="P6">In anderen Fällen, kommen die Menschen mit einem Visum und wohnen bei Familie und Bekannten für ca. 1 Monat, nur dann beantragen sie Asyl<text:line-break/>→ es handelt sich um einen Verstoß gegen Meldepflicht, aber passiert oft und werden so gut wie keine Konsequenzen gezogen</text:p>
              <text:list text:style-name="L7">
                <text:list-item>
                  <text:p text:style-name="P7">empfohlen: sich nach 2-3 Tage melden → beim Anhörung wirkt es plausibler</text:p>
                </text:list-item>
                <text:list-item>
                  <text:p text:style-name="P7">auf <text:span text:style-name="T1">gelbe Briefe</text:span> achten!<text:line-break/>→ es besteht keinen Pflicht, sich zu äußern, aber es wird empfohlen<text:line-break/>→ im Fall, Kopie des Visums anlegen</text:p>
                </text:list-item>
                <text:list-item>
                  <text:p text:style-name="P7">beim späteren Asylantrag kann es vorgeworfen werden, dass man gelogen hat und dass keine gravierende Gefahr besteht</text:p>
                </text:list-item>
              </text:list>
            </text:list-item>
          </text:list>
        </text:list-item>
      </text:list>
      <text:h text:style-name="Heading_20_2" text:outline-level="2"><text:bookmark-start text:name="einreise-auf-dem-landweg"/>Einreise auf dem Landweg<text:bookmark-end text:name="einreise-auf-dem-landweg"/></text:h>
      <text:list text:style-name="L8">
        <text:list-item>
          <text:p text:style-name="P8">gleich bei den Grenzbehörden bekannt machen, dass man Asyl sucht</text:p>
        </text:list-item>
        <text:list-item>
          <text:p text:style-name="P8">ob DE zuständig ist, wird von den Grenzbehörden überprüft</text:p>
        </text:list-item>
        <text:list-item>
          <text:p text:style-name="P8">über Asylantrag entscheidet BAMF</text:p>
        </text:list-item>
      </text:list>
      <text:h text:style-name="Heading_20_2" text:outline-level="2"><text:bookmark-start text:name="einreise-auf-dem-luftweg"/>Einreise auf dem Luftweg<text:bookmark-end text:name="einreise-auf-dem-luftweg"/></text:h>
      <text:list text:style-name="L9">
        <text:list-item>
          <text:p text:style-name="P9">Mensch ohne Papiere → im <text:span text:style-name="T1">Transitbereich</text:span> eingehalten, hier findet das Verfahren statt, der Mensch bleibt hier bis zur Entscheidung</text:p>
          <text:list text:style-name="L10">
            <text:list-item>
              <text:p text:style-name="P10"><text:span text:style-name="T1">Transitbereich</text:span> ist offiziell noch nicht in DE (illegale Einreise)</text:p>
            </text:list-item>
          </text:list>
        </text:list-item>
        <text:list-item>
          <text:p text:style-name="P9">Mensch kann in eine Einrichtung untergebracht werden, wenn Verfahren länger dauert → Entscheidung muss von BAMF getroffen werden</text:p>
        </text:list-item>
      </text:list>
      <text:h text:style-name="Heading_20_2" text:outline-level="2"><text:bookmark-start text:name="identitätsfeststellung"/>Identitätsfeststellung<text:bookmark-end text:name="identitätsfeststellung"/></text:h>
      <text:list text:style-name="L11">
        <text:list-item>
          <text:p text:style-name="P11">Vorbereitung zur Antragsstellung</text:p>
        </text:list-item>
        <text:list-item>
          <text:p text:style-name="P11">geschieht durch Vorzeigen von den Papieren, die man hat</text:p>
        </text:list-item>
        <text:list-item>
          <text:p text:style-name="P11">bei illegaler Einreise = <text:span text:style-name="T1">Fingerabdrücke</text:span> für alle ab 6 Jahren (vollendet) → können aber später nachgefragt werden<text:line-break/>&lt; 6 Jahre = nur <text:span text:style-name="T1">Lichtbilder</text:span><text:line-break/>→ wenn es passiert, ist es rechtswidrig → man kann verlangen, dass die Fingerabdrücke gelöscht werden<text:line-break/>- Grenzfall, wenn das Kind &lt; 6 Jahre ist aber in der Zwischenzeit hat er Geburtstag → Richter kann entscheiden, dass Fingerabdrücke erhalten bleiben, auch wenn deren Sammlung rechtswidrig war</text:p>
        </text:list-item>
        <text:list-item>
          <text:p text:style-name="P11"><text:span text:style-name="T1">Videoaufzeichnungen</text:span> nicht erlaubt (kein Mehrwert für die Identitätsprüfung ≠ Fingerabdrücke, Iris = unveränderbar)</text:p>
        </text:list-item>
        <text:list-item>
          <text:p text:style-name="P11"><text:span text:style-name="T1">Sprachaufzeichnungen</text:span> erlaubt, für die Bestimmung der Herkunftsregion</text:p>
          <text:list text:style-name="L12">
            <text:list-item>
              <text:p text:style-name="P12">überprüfen, dass die Angaben richtig sind → nach Sprachgebrauch kann man durch sprachwissenschaftliche Methoden Herkunft feststellen (bes. wichtig, wenn Sprache in vielen Ländern verbreitet ist, z.B. Arabisch)</text:p>
              <text:list text:style-name="L13">
                <text:list-item>
                  <text:p text:style-name="P13">Sprachwissenschaftliche Gutachten sind aus Eritrea nicht machbar → genauer Herkunftsregion kann nicht festgestellt werden (Sprachgebrauch ist identisch)</text:p>
                </text:list-item>
              </text:list>
            </text:list-item>
            <text:list-item>
              <text:p text:style-name="P12">können auf Anfrage von Sprachmittlern beantragt werden → BAMF</text:p>
              <text:list text:style-name="L14">
                <text:list-item>
                  <text:p text:style-name="P14">Menschen können auch später zur Sprachaufzeichnung aufgefordert werden, wenn es Zweifeln über tatsächliche Herkunft bestehen</text:p>
                  <text:list text:style-name="L15">
                    <text:list-item>
                      <text:p text:style-name="P15">wenn er nicht zum Termin erscheint = als Desinteresse interpretiert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antragstellung"/>Antragstellung<text:bookmark-end text:name="antragstellung"/></text:h>
      <text:list text:style-name="L16">
        <text:list-item>
          <text:p text:style-name="P16">Bei der <text:span text:style-name="T1">Anhörung</text:span> können landespezifische Fragen gestellt werden, z.B.</text:p>
          <text:list text:style-name="L17">
            <text:list-item>
              <text:p text:style-name="P17">Name des Regierungschefs / Presidents</text:p>
            </text:list-item>
            <text:list-item>
              <text:p text:style-name="P17">Wann sind wichtige Feiertage, typische Gerichte</text:p>
            </text:list-item>
            <text:list-item>
              <text:p text:style-name="P17">Name der Straße, wo man gelebt hat; Stadtteil aufzeichnen</text:p>
            </text:list-item>
            <text:list-item>
              <text:p text:style-name="P17">Plätze beschreiben</text:p>
            </text:list-item>
            <text:list-item>
              <text:p text:style-name="P17">wie viel ein Kilo Fleisch kostet…</text:p>
            </text:list-item>
          </text:list>
        </text:list-item>
        <text:list-item>
          <text:p text:style-name="P16">normalerweise Antragsstellung erfolgt <text:span text:style-name="T1">persönlich</text:span>, kann aber auch <text:span text:style-name="T1">schriftlich</text:span> stattfinden, z.B.</text:p>
          <text:list text:style-name="L18">
            <text:list-item>
              <text:p text:style-name="P18">Studium (wenn man angefangen hat und zu Ende studieren möchte)</text:p>
            </text:list-item>
            <text:list-item>
              <text:p text:style-name="P18">Krankheitsaufenthalt</text:p>
            </text:list-item>
            <text:list-item>
              <text:p text:style-name="P18">Anmeldung eines Kindes bei der Geburt</text:p>
            </text:list-item>
          </text:list>
        </text:list-item>
        <text:list-item>
          <text:p text:style-name="P16"><text:span text:style-name="T1">Verlängerung / Ablehnung</text:span> des Asylstatus wird von der Ausländerbehörde durchgeführt</text:p>
          <text:list text:style-name="L19">
            <text:list-item>
              <text:p text:style-name="P19">Ausländerbehörde entscheidet nicht → Angaben sind für die Behörde Online abrufbar (z.B. steht: Verlängerung für 3 Monate, 1 Jahr, keine Verlängerung…)</text:p>
            </text:list-item>
            <text:list-item>
              <text:p text:style-name="P19">Ausnahme wenn Asyl nicht mehr nötig ist, z.B. durch Heirat mit DE-Bürgern → man bekommt 3-jähriges Aufenthaltserlaubnis für Familienzusammenführung → Voraussetzungen:</text:p>
              <text:list text:style-name="L20">
                <text:list-item>
                  <text:p text:style-name="P20">Eheschließung</text:p>
                </text:list-item>
                <text:list-item>
                  <text:p text:style-name="P20">Zusammenleben</text:p>
                </text:list-item>
              </text:list>
            </text:list-item>
          </text:list>
        </text:list-item>
      </text:list>
      <text:h text:style-name="Heading_20_3" text:outline-level="3"><text:bookmark-start text:name="ausfüllung-des-asylantrags-durch-krankenhaus"/>Ausfüllung des Asylantrags durch Krankenhaus<text:bookmark-end text:name="ausfüllung-des-asylantrags-durch-krankenhaus"/></text:h>
      <text:p text:style-name="First_20_paragraph">→ damit die Versorgungskosten vom Staat gedeckt werden<text:line-break/><text:span text:style-name="T2">Pasted image 20230606150315.png</text:span></text:p>
      <text:h text:style-name="Heading_20_3" text:outline-level="3"><text:bookmark-start text:name="mitwirkungspflicht"/>Mitwirkungspflicht<text:bookmark-end text:name="mitwirkungspflicht"/></text:h>
      <text:list text:style-name="L21">
        <text:list-item>
          <text:p text:style-name="P21">die Asylbewerber bekommen <text:span text:style-name="T1">Merkblätter</text:span> auf Deutsch und in einer bekannten Zielsprache</text:p>
        </text:list-item>
        <text:list-item>
          <text:p text:style-name="P21"><text:span text:style-name="T1">Dokumente</text:span> können abgenommen werden → normalerweise zur Ausländerbehörde zur Echtheitsprüfung → <text:span text:style-name="T3">Quittung</text:span></text:p>
          <text:list text:style-name="L22">
            <text:list-item>
              <text:p text:style-name="P22">Wenn man die Dokumente braucht, aber die Quittung nicht gefunden werden kann → Anwalt zur Besichtigung der Akten beantragen und nach der Quittung suchen</text:p>
            </text:list-item>
            <text:list-item>
              <text:p text:style-name="P22"><text:span text:style-name="T1">Echtheitsprüfung</text:span> (PTU) durch:</text:p>
              <text:list text:style-name="L23">
                <text:list-item>
                  <text:p text:style-name="P23">Untersuchung nach nachträgliche Änderungen → angemerkt welche und wo</text:p>
                </text:list-item>
                <text:list-item>
                  <text:p text:style-name="P23">Echtheit der Urkunde → Vergleich mit Blanko-Urkunden, Siegelausdrücken, etc.</text:p>
                </text:list-item>
              </text:list>
            </text:list-item>
          </text:list>
        </text:list-item>
        <text:list-item>
          <text:p text:style-name="P21">in einer Aufnahmeeinrichtung wohnen</text:p>
        </text:list-item>
        <text:list-item>
          <text:p text:style-name="P21">persönliche Meldepflicht beim Aufruf</text:p>
        </text:list-item>
        <text:list-item>
          <text:p text:style-name="P21">bei Ermittlung des Sachverhalts (z.B. Sprachgutachten) → die Person muss erscheinen!</text:p>
        </text:list-item>
        <text:list-item>
          <text:p text:style-name="P21"><text:span text:style-name="T1">Postempfang</text:span> muss gesichert werden → wenn die Person umzieht, muss sie die neue Adresse abgeben → Zustellung ist wirksam, auch wenn die Person die Briefe nicht bekommt</text:p>
          <text:list text:style-name="L24">
            <text:list-item>
              <text:p text:style-name="P24">Behörde verwenden die letztbekannte Adresse für die Zustellung</text:p>
            </text:list-item>
          </text:list>
        </text:list-item>
      </text:list>
      <text:h text:style-name="Heading_20_2" text:outline-level="2"><text:bookmark-start text:name="zuständigkeit"/>Zuständigkeit<text:bookmark-end text:name="zuständigkeit"/></text:h>
      <text:list text:style-name="L25">
        <text:list-item>
          <text:p text:style-name="P25">unbegleitete <text:span text:style-name="T1">Minderjährige</text:span></text:p>
          <text:list text:style-name="L26">
            <text:list-item>
              <text:p text:style-name="P26">Land des letzten Asylantrages</text:p>
            </text:list-item>
            <text:list-item>
              <text:p text:style-name="P26">es wird immer zur Wohle des Kindes entschieden → z.B. wenn Familienangehörige sich in Schweden befinden, wird Schweden zuständig</text:p>
            </text:list-item>
          </text:list>
        </text:list-item>
        <text:list-item>
          <text:p text:style-name="P25"><text:span text:style-name="T1">begünstigter internationaler Schutz</text:span> (Flüchtlingsstatus / subsidiärer Schutz)</text:p>
          <text:list text:style-name="L27">
            <text:list-item>
              <text:p text:style-name="P27">z.B. Familienangehörige (= Ehepaar und Kinder, keine andere Verwandten) haben bereits internationalen Schutz in einem Land bekommen, ist das gleichen Land für alle Familienangehörige zuständig</text:p>
            </text:list-item>
            <text:list-item>
              <text:p text:style-name="P27">muss schriftliche Bewilligung von beiden Eheleuten bestehen</text:p>
            </text:list-item>
          </text:list>
        </text:list-item>
        <text:list-item>
          <text:p text:style-name="P25"><text:span text:style-name="T1">internationalen Schutz beantragt</text:span> → ähnlich wie oben. Auch hier muss eine schriftliche Bewilligung vorliegen</text:p>
        </text:list-item>
        <text:list-item>
          <text:p text:style-name="P25"><text:span text:style-name="T1">Verschuldensprinzip</text:span> = wenn ein Visum besteht, ist das Land, das das Visum erstellt hat, zuständig</text:p>
          <text:list text:style-name="L28">
            <text:list-item>
              <text:p text:style-name="P28">nach dem Prinzip: Die Person hätte nach DE nicht kommen können, wenn sie kein Visum bekommen hätte</text:p>
            </text:list-item>
            <text:list-item>
              <text:p text:style-name="P28">Visum für andere Zwecken (nicht für Asyl): medizinische Versorgung, Tourismus, Betriebsreise...</text:p>
            </text:list-item>
          </text:list>
        </text:list-item>
      </text:list>
      <text:h text:style-name="Heading_20_1" text:outline-level="1"><text:bookmark-start text:name="übungsfälle"/>Übungsfälle<text:bookmark-end text:name="übungsfälle"/></text:h>
      <text:p text:style-name="First_20_paragraph">Bestimmung der Zuständigkeit<text:line-break/><text:span text:style-name="T2">Pasted image 20230606153327.png</text:span></text:p>
      <text:list text:style-name="L29">
        <text:list-item>
          <text:p text:style-name="P29">Nach Verschuldensprinzip ist Polen zuständig, da das Land ein Schengen-Visum erstellt hat</text:p>
        </text:list-item>
        <text:list-item>
          <text:p text:style-name="P29">für Minderjährige, letztes Land, wo Asyl beantragt wurde<text:line-break/>→ wenn Asyl schon in Italien beantragt, BAMF teilt italienischen Behörden mit, dass Zweitantrag gestellt wurde<text:line-break/>→ wenn über Asyl schon entschieden und zugestimmt (z.B. Flüchtlingsstatus anerkannt), kann nur für kurze Zeit nach DE einreisen<text:line-break/>- Abschiebungsverbot nach Italien soll geprüft werden (aus Erfahrung, pauschal abgelehnt)<text:line-break/>- unter triftigen Gründen erlaubt, z.B. Kind besucht schon Schule in DE, oder in Italien ist es alleine, während in DE gibt es Verwandten, bei den es sich wohl fühlt</text:p>
          <text:list text:style-name="L30">
            <text:list-item>
              <text:p text:style-name="P30">Immer zur Wohl des Kindes entschieden</text:p>
            </text:list-item>
          </text:list>
        </text:list-item>
        <text:list-item>
          <text:p text:style-name="P29">begünstigter internationaler Schutz in einem EU-La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6. Ablauf Asylverfahren</dc:title>
    <dc:description/>
    <dc:subject/>
    <meta:keyword/>
    <meta:initial-creator/>
    <dc:creator/>
    <meta:creation-date>2023-06-06T21:44:41Z</meta:creation-date>
    <dc:date>2023-06-06T21:44:41Z</dc:date>
  </office:meta>
</office:document-meta>
</file>